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5.3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65"/>
    <style:style style:name="ce16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engagement" table:style-name="ta1">
        <table:shapes>
          <draw:frame draw:z-index="0" draw:style-name="gr1" draw:text-style-name="P1" svg:width="683.55pt" svg:height="284.6pt" svg:x="652.93pt" svg:y="27.86pt">
            <draw:object draw:notify-on-update-of-ranges="engagement.B4:engagement.B16 engagement.P18:engagement.P21 engagement.M18:engagement.M21 engagement.A22:engagement.A34 engagement.B22:engagement.B34 engagement.A39:engagement.A51 engagement.B39:engagement.B51 engagement.A4:engagement.A16 engagement.B4:engagement.B16 engagement.P5:engagement.P12 engagement.M5:engagement.M12 engagement.P14:engagement.P16 engagement.M14:engagement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Query: holds(((engagement,true),I)) for I=0,…,1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7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7540" calcext:value-type="float">
            <text:p>2257540</text:p>
          </table:table-cell>
          <table:table-cell office:value-type="float" office:value="182.624" calcext:value-type="float">
            <text:p>182.624</text:p>
          </table:table-cell>
          <table:table-cell office:value-type="float" office:value="182.59" calcext:value-type="float">
            <text:p>182.59</text:p>
          </table:table-cell>
          <table:table-cell office:value-type="float" office:value="129.156" calcext:value-type="float">
            <text:p>129.156</text:p>
          </table:table-cell>
          <table:table-cell table:number-columns-repeated="13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550224" calcext:value-type="float">
            <text:p>1550224</text:p>
          </table:table-cell>
          <table:table-cell office:value-type="float" office:value="131.518" calcext:value-type="float">
            <text:p>131.518</text:p>
          </table:table-cell>
          <table:table-cell office:value-type="float" office:value="131.49" calcext:value-type="float">
            <text:p>131.49</text:p>
          </table:table-cell>
          <table:table-cell office:value-type="float" office:value="92.454" calcext:value-type="float">
            <text:p>92.454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1078680" calcext:value-type="float">
            <text:p>1078680</text:p>
          </table:table-cell>
          <table:table-cell office:value-type="float" office:value="87.205" calcext:value-type="float">
            <text:p>87.205</text:p>
          </table:table-cell>
          <table:table-cell office:value-type="float" office:value="87.2" calcext:value-type="float">
            <text:p>87.2</text:p>
          </table:table-cell>
          <table:table-cell office:value-type="float" office:value="61.21" calcext:value-type="float">
            <text:p>61.2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0173" calcext:value-type="float">
            <text:p>0.540173</text:p>
          </table:table-cell>
          <table:table-cell office:value-type="float" office:value="877714" calcext:value-type="float">
            <text:p>877714</text:p>
          </table:table-cell>
          <table:table-cell office:value-type="float" office:value="67.568" calcext:value-type="float">
            <text:p>67.568</text:p>
          </table:table-cell>
          <table:table-cell office:value-type="float" office:value="67.56" calcext:value-type="float">
            <text:p>67.56</text:p>
          </table:table-cell>
          <table:table-cell office:value-type="float" office:value="46.081" calcext:value-type="float">
            <text:p>46.08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6/100</text:p>
          </table:table-cell>
          <table:table-cell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593920" calcext:value-type="float">
            <text:p>593920</text:p>
          </table:table-cell>
          <table:table-cell office:value-type="float" office:value="45.7" calcext:value-type="float">
            <text:p>45.7</text:p>
          </table:table-cell>
          <table:table-cell office:value-type="float" office:value="45.69" calcext:value-type="float">
            <text:p>45.69</text:p>
          </table:table-cell>
          <table:table-cell office:value-type="float" office:value="31.221" calcext:value-type="float">
            <text:p>31.22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9283" calcext:value-type="float">
            <text:p>0.659283</text:p>
          </table:table-cell>
          <table:table-cell office:value-type="float" office:value="1464320" calcext:value-type="float">
            <text:p>1464320</text:p>
          </table:table-cell>
          <table:table-cell office:value-type="float" office:value="113.16" calcext:value-type="float">
            <text:p>113.16</text:p>
          </table:table-cell>
          <table:table-cell office:value-type="float" office:value="113.15" calcext:value-type="float">
            <text:p>113.15</text:p>
          </table:table-cell>
          <table:table-cell office:value-type="float" office:value="76.913" calcext:value-type="float">
            <text:p>76.91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/100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<text:span text:style-name="T1"> engagement=true</text:span>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557" calcext:value-type="float">
            <text:p>0.79557</text:p>
          </table:table-cell>
          <table:table-cell office:value-type="float" office:value="1899520" calcext:value-type="float">
            <text:p>1899520</text:p>
          </table:table-cell>
          <table:table-cell office:value-type="float" office:value="146.775" calcext:value-type="float">
            <text:p>146.775</text:p>
          </table:table-cell>
          <table:table-cell office:value-type="float" office:value="146.77" calcext:value-type="float">
            <text:p>146.77</text:p>
          </table:table-cell>
          <table:table-cell office:value-type="float" office:value="100.045" calcext:value-type="float">
            <text:p>100.045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89/100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2117120" calcext:value-type="float">
            <text:p>2117120</text:p>
          </table:table-cell>
          <table:table-cell office:value-type="float" office:value="160.256" calcext:value-type="float">
            <text:p>160.256</text:p>
          </table:table-cell>
          <table:table-cell office:value-type="float" office:value="160.25" calcext:value-type="float">
            <text:p>160.25</text:p>
          </table:table-cell>
          <table:table-cell office:value-type="float" office:value="108.297" calcext:value-type="float">
            <text:p>108.297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74/100</text:p>
          </table:table-cell>
          <table:table-cell/>
          <table:table-cell office:value-type="string" calcext:value-type="string">
            <text:p><text:s text:c="16"/>{ ({taskCorrect=false,engagement=false},1/10)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6829" calcext:value-type="float">
            <text:p>0.916829</text:p>
          </table:table-cell>
          <table:table-cell office:value-type="float" office:value="1859364" calcext:value-type="float">
            <text:p>1859364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140.11" calcext:value-type="float">
            <text:p>140.11</text:p>
          </table:table-cell>
          <table:table-cell office:value-type="float" office:value="96.242" calcext:value-type="float">
            <text:p>96.242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8"/>({taskCorrect=false},1/10)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8891" calcext:value-type="float">
            <text:p>0.838891</text:p>
          </table:table-cell>
          <table:table-cell office:value-type="float" office:value="1699864" calcext:value-type="float">
            <text:p>1699864</text:p>
          </table:table-cell>
          <table:table-cell office:value-type="float" office:value="136.496" calcext:value-type="float">
            <text:p>136.496</text:p>
          </table:table-cell>
          <table:table-cell office:value-type="float" office:value="136.49" calcext:value-type="float">
            <text:p>136.49</text:p>
          </table:table-cell>
          <table:table-cell office:value-type="float" office:value="87.633" calcext:value-type="float">
            <text:p>87.633</text:p>
          </table:table-cell>
          <table:table-cell table:number-columns-repeated="13"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3568" calcext:value-type="float">
            <text:p>0.793568</text:p>
          </table:table-cell>
          <table:table-cell office:value-type="float" office:value="1566120" calcext:value-type="float">
            <text:p>1566120</text:p>
          </table:table-cell>
          <table:table-cell office:value-type="float" office:value="125.608" calcext:value-type="float">
            <text:p>125.608</text:p>
          </table:table-cell>
          <table:table-cell office:value-type="float" office:value="125.6" calcext:value-type="float">
            <text:p>125.6</text:p>
          </table:table-cell>
          <table:table-cell office:value-type="float" office:value="88.221" calcext:value-type="float">
            <text:p>88.22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6141" calcext:value-type="float">
            <text:p>0.876141</text:p>
          </table:table-cell>
          <table:table-cell office:value-type="float" office:value="1980972" calcext:value-type="float">
            <text:p>1980972</text:p>
          </table:table-cell>
          <table:table-cell office:value-type="float" office:value="169.987" calcext:value-type="float">
            <text:p>169.987</text:p>
          </table:table-cell>
          <table:table-cell office:value-type="float" office:value="169.95" calcext:value-type="float">
            <text:p>169.95</text:p>
          </table:table-cell>
          <table:table-cell office:value-type="float" office:value="124.671" calcext:value-type="float">
            <text:p>124.67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8527" calcext:value-type="float">
            <text:p>0.788527</text:p>
          </table:table-cell>
          <table:table-cell office:value-type="float" office:value="1320648" calcext:value-type="float">
            <text:p>1320648</text:p>
          </table:table-cell>
          <table:table-cell office:value-type="float" office:value="101.348" calcext:value-type="float">
            <text:p>101.348</text:p>
          </table:table-cell>
          <table:table-cell office:value-type="float" office:value="101.34" calcext:value-type="float">
            <text:p>101.34</text:p>
          </table:table-cell>
          <table:table-cell office:value-type="float" office:value="69.59" calcext:value-type="float">
            <text:p>69.59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123.720076923077" calcext:value-type="float">
            <text:p>123.720076923077</text:p>
          </table:table-cell>
          <table:table-cell table:number-columns-repeated="17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TD</text:p>
          </table:table-cell>
          <table:table-cell table:style-name="ce7" table:formula="of:=COM.MICROSOFT.STDEV.S([.D4:.D16])" office:value-type="float" office:value="39.9569454527027" calcext:value-type="float">
            <text:p>39.9569454527027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office:value-type="string" calcext:value-type="string">
            <text:p>87/100</text:p>
          </table:table-cell>
          <table:table-cell/>
          <table:table-cell office:value-type="string" calcext:value-type="string">
            <text:p>{ eyesNotFollowingTarget=false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7540" calcext:value-type="float">
            <text:p>2257540</text:p>
          </table:table-cell>
          <table:table-cell office:value-type="float" office:value="176.283" calcext:value-type="float">
            <text:p>176.283</text:p>
          </table:table-cell>
          <table:table-cell office:value-type="float" office:value="176.26" calcext:value-type="float">
            <text:p>176.26</text:p>
          </table:table-cell>
          <table:table-cell office:value-type="float" office:value="122.134" calcext:value-type="float">
            <text:p>122.134</text:p>
          </table:table-cell>
          <table:table-cell table:number-columns-repeated="15"/>
          <table:table-cell office:value-type="string" calcext:value-type="string">
            <text:p>{ ({engagement=false,taskCorrect=true},1/1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775112" calcext:value-type="float">
            <text:p>775112</text:p>
          </table:table-cell>
          <table:table-cell office:value-type="float" office:value="59.744" calcext:value-type="float">
            <text:p>59.744</text:p>
          </table:table-cell>
          <table:table-cell office:value-type="float" office:value="59.73" calcext:value-type="float">
            <text:p>59.73</text:p>
          </table:table-cell>
          <table:table-cell office:value-type="float" office:value="41.39" calcext:value-type="float">
            <text:p>41.39</text:p>
          </table:table-cell>
          <table:table-cell table:number-columns-repeated="15"/>
          <table:table-cell office:value-type="string" calcext:value-type="string">
            <text:p><text:s text:c="2"/>({},9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269670" calcext:value-type="float">
            <text:p>269670</text:p>
          </table:table-cell>
          <table:table-cell office:value-type="float" office:value="20.919" calcext:value-type="float">
            <text:p>20.919</text:p>
          </table:table-cell>
          <table:table-cell office:value-type="float" office:value="20.91" calcext:value-type="float">
            <text:p>20.91</text:p>
          </table:table-cell>
          <table:table-cell office:value-type="float" office:value="14.829" calcext:value-type="float">
            <text:p>14.82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657680" calcext:value-type="float">
            <text:p>657680</text:p>
          </table:table-cell>
          <table:table-cell office:value-type="float" office:value="50.687" calcext:value-type="float">
            <text:p>50.687</text:p>
          </table:table-cell>
          <table:table-cell office:value-type="float" office:value="50.68" calcext:value-type="float">
            <text:p>50.68</text:p>
          </table:table-cell>
          <table:table-cell office:value-type="float" office:value="34.794" calcext:value-type="float">
            <text:p>34.794</text:p>
          </table:table-cell>
          <table:table-cell table:number-columns-repeated="13"/>
          <table:table-cell office:value-type="string" calcext:value-type="string">
            <text:p>{ <text:span text:style-name="T1">eyesNotFollowingTarget=true</text:span>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5978" calcext:value-type="float">
            <text:p>0.195978</text:p>
          </table:table-cell>
          <table:table-cell office:value-type="float" office:value="221194" calcext:value-type="float">
            <text:p>221194</text:p>
          </table:table-cell>
          <table:table-cell office:value-type="float" office:value="17.094" calcext:value-type="float">
            <text:p>17.094</text:p>
          </table:table-cell>
          <table:table-cell office:value-type="float" office:value="17.08" calcext:value-type="float">
            <text:p>17.08</text:p>
          </table:table-cell>
          <table:table-cell office:value-type="float" office:value="11.914" calcext:value-type="float">
            <text:p>11.914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587" calcext:value-type="float">
            <text:p>0.517587</text:p>
          </table:table-cell>
          <table:table-cell office:value-type="float" office:value="1275914" calcext:value-type="float">
            <text:p>1275914</text:p>
          </table:table-cell>
          <table:table-cell office:value-type="float" office:value="98.228" calcext:value-type="float">
            <text:p>98.228</text:p>
          </table:table-cell>
          <table:table-cell office:value-type="float" office:value="98.22" calcext:value-type="float">
            <text:p>98.22</text:p>
          </table:table-cell>
          <table:table-cell office:value-type="float" office:value="67.299" calcext:value-type="float">
            <text:p>67.299</text:p>
          </table:table-cell>
          <table:table-cell table:number-columns-repeated="15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0552" calcext:value-type="float">
            <text:p>0.710552</text:p>
          </table:table-cell>
          <table:table-cell office:value-type="float" office:value="1803274" calcext:value-type="float">
            <text:p>1803274</text:p>
          </table:table-cell>
          <table:table-cell office:value-type="float" office:value="139.66" calcext:value-type="float">
            <text:p>139.66</text:p>
          </table:table-cell>
          <table:table-cell office:value-type="float" office:value="139.65" calcext:value-type="float">
            <text:p>139.65</text:p>
          </table:table-cell>
          <table:table-cell office:value-type="float" office:value="96.16" calcext:value-type="float">
            <text:p>96.16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6331" calcext:value-type="float">
            <text:p>0.826331</text:p>
          </table:table-cell>
          <table:table-cell office:value-type="float" office:value="2066954" calcext:value-type="float">
            <text:p>2066954</text:p>
          </table:table-cell>
          <table:table-cell office:value-type="float" office:value="169.503" calcext:value-type="float">
            <text:p>169.503</text:p>
          </table:table-cell>
          <table:table-cell office:value-type="float" office:value="169.49" calcext:value-type="float">
            <text:p>169.49</text:p>
          </table:table-cell>
          <table:table-cell office:value-type="float" office:value="116.097" calcext:value-type="float">
            <text:p>116.09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9348" calcext:value-type="float">
            <text:p>0.879348</text:p>
          </table:table-cell>
          <table:table-cell office:value-type="float" office:value="1384820" calcext:value-type="float">
            <text:p>1384820</text:p>
          </table:table-cell>
          <table:table-cell office:value-type="float" office:value="111.341" calcext:value-type="float">
            <text:p>111.341</text:p>
          </table:table-cell>
          <table:table-cell office:value-type="float" office:value="111.33" calcext:value-type="float">
            <text:p>111.33</text:p>
          </table:table-cell>
          <table:table-cell office:value-type="float" office:value="78.3" calcext:value-type="float">
            <text:p>78.3</text:p>
          </table:table-cell>
          <table:table-cell table:number-columns-repeated="13"/>
          <table:table-cell office:value-type="string" calcext:value-type="string">
            <text:p>{ eyesNotFollowingTarget=false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7987" calcext:value-type="float">
            <text:p>0.727987</text:p>
          </table:table-cell>
          <table:table-cell office:value-type="float" office:value="1105484" calcext:value-type="float">
            <text:p>1105484</text:p>
          </table:table-cell>
          <table:table-cell office:value-type="float" office:value="88.444" calcext:value-type="float">
            <text:p>88.444</text:p>
          </table:table-cell>
          <table:table-cell office:value-type="float" office:value="88.43" calcext:value-type="float">
            <text:p>88.43</text:p>
          </table:table-cell>
          <table:table-cell office:value-type="float" office:value="61.377" calcext:value-type="float">
            <text:p>61.377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968568" calcext:value-type="float">
            <text:p>968568</text:p>
          </table:table-cell>
          <table:table-cell office:value-type="float" office:value="79.542" calcext:value-type="float">
            <text:p>79.542</text:p>
          </table:table-cell>
          <table:table-cell office:value-type="float" office:value="79.53" calcext:value-type="float">
            <text:p>79.53</text:p>
          </table:table-cell>
          <table:table-cell office:value-type="float" office:value="55.017" calcext:value-type="float">
            <text:p>55.017</text:p>
          </table:table-cell>
          <table:table-cell table:number-columns-repeated="15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1682124" calcext:value-type="float">
            <text:p>1682124</text:p>
          </table:table-cell>
          <table:table-cell office:value-type="float" office:value="136.246" calcext:value-type="float">
            <text:p>136.246</text:p>
          </table:table-cell>
          <table:table-cell office:value-type="float" office:value="136.24" calcext:value-type="float">
            <text:p>136.24</text:p>
          </table:table-cell>
          <table:table-cell office:value-type="float" office:value="96.175" calcext:value-type="float">
            <text:p>96.175</text:p>
          </table:table-cell>
          <table:table-cell table:number-columns-repeated="14"/>
          <table:table-cell office:value-type="string" calcext:value-type="string">
            <text:p><text:s text:c="23"/>({taskCorrect=false},1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21" calcext:value-type="float">
            <text:p>0.63121</text:p>
          </table:table-cell>
          <table:table-cell office:value-type="float" office:value="560756" calcext:value-type="float">
            <text:p>560756</text:p>
          </table:table-cell>
          <table:table-cell office:value-type="float" office:value="44.08" calcext:value-type="float">
            <text:p>44.08</text:p>
          </table:table-cell>
          <table:table-cell office:value-type="float" office:value="44.07" calcext:value-type="float">
            <text:p>44.07</text:p>
          </table:table-cell>
          <table:table-cell office:value-type="float" office:value="30.74" calcext:value-type="float">
            <text:p>30.74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91.6746923076923" calcext:value-type="float">
            <text:p>91.6746923076923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COM.MICROSOFT.STDEV.S([.D22:.D34])" office:value-type="float" office:value="52.9353488974753" calcext:value-type="float">
            <text:p>52.9353488974753</text:p>
          </table:table-cell>
          <table:table-cell table:number-columns-repeated="15"/>
          <table:table-cell office:value-type="string" calcext:value-type="string">
            <text:p>{ <text:span text:style-name="T1">eyesNotFollowingTarget=true</text:span>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9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23"/>({taskCorrect=false},2/10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7"/>
          <table:table-cell office:value-type="string" calcext:value-type="string">
            <text:p>{ <text:span text:style-name="T1">eyesNotFollowingTarget=true</text:span>, <text:span text:style-name="T1">lowAttention=true</text:span>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 calcext:value-type="string">
            <text:p>IN SUPPORT OF EXPERIMENT 2: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Query: holds(((taskCorrect,true),I)) and holds(((engagement,true),I)) for I=0,...,12. 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T.Time</text:p>
          </table:table-cell>
          <table:table-cell office:value-type="string" calcext:value-type="string">
            <text:p>S.Time</text:p>
          </table:table-cell>
          <table:table-cell office:value-type="string" calcext:value-type="string">
            <text:p>CPU Time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7540" calcext:value-type="float">
            <text:p>2257540</text:p>
          </table:table-cell>
          <table:table-cell office:value-type="string" calcext:value-type="string">
            <text:p><text:s/>183.606s </text:p>
          </table:table-cell>
          <table:table-cell office:value-type="string" calcext:value-type="string">
            <text:p><text:s/>183.58s </text:p>
          </table:table-cell>
          <table:table-cell office:value-type="string" calcext:value-type="string">
            <text:p><text:s/>130.372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775112" calcext:value-type="float">
            <text:p>775112</text:p>
          </table:table-cell>
          <table:table-cell office:value-type="string" calcext:value-type="string">
            <text:p><text:s/>68.742s </text:p>
          </table:table-cell>
          <table:table-cell office:value-type="string" calcext:value-type="string">
            <text:p><text:s/>68.73s </text:p>
          </table:table-cell>
          <table:table-cell office:value-type="string" calcext:value-type="string">
            <text:p><text:s/>50.541s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269670" calcext:value-type="float">
            <text:p>269670</text:p>
          </table:table-cell>
          <table:table-cell office:value-type="string" calcext:value-type="string">
            <text:p><text:s/>24.906s </text:p>
          </table:table-cell>
          <table:table-cell office:value-type="string" calcext:value-type="string">
            <text:p><text:s/>24.90s </text:p>
          </table:table-cell>
          <table:table-cell office:value-type="string" calcext:value-type="string">
            <text:p><text:s/>18.785s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575" calcext:value-type="float">
            <text:p>0.30575</text:p>
          </table:table-cell>
          <table:table-cell office:value-type="float" office:value="393458" calcext:value-type="float">
            <text:p>393458</text:p>
          </table:table-cell>
          <table:table-cell office:value-type="string" calcext:value-type="string">
            <text:p><text:s/>37.907s </text:p>
          </table:table-cell>
          <table:table-cell office:value-type="string" calcext:value-type="string">
            <text:p><text:s/>37.90s </text:p>
          </table:table-cell>
          <table:table-cell office:value-type="string" calcext:value-type="string">
            <text:p><text:s/>28.559s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133120" calcext:value-type="float">
            <text:p>133120</text:p>
          </table:table-cell>
          <table:table-cell office:value-type="string" calcext:value-type="string">
            <text:p><text:s/>12.307s </text:p>
          </table:table-cell>
          <table:table-cell office:value-type="string" calcext:value-type="string">
            <text:p><text:s/>12.30s </text:p>
          </table:table-cell>
          <table:table-cell office:value-type="string" calcext:value-type="string">
            <text:p><text:s/>9.306s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007" calcext:value-type="float">
            <text:p>0.51007</text:p>
          </table:table-cell>
          <table:table-cell office:value-type="float" office:value="1233920" calcext:value-type="float">
            <text:p>1233920</text:p>
          </table:table-cell>
          <table:table-cell office:value-type="string" calcext:value-type="string">
            <text:p><text:s/>106.836s </text:p>
          </table:table-cell>
          <table:table-cell office:value-type="string" calcext:value-type="string">
            <text:p><text:s/>106.83s </text:p>
          </table:table-cell>
          <table:table-cell office:value-type="string" calcext:value-type="string">
            <text:p><text:s/>76.372s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6042" calcext:value-type="float">
            <text:p>0.706042</text:p>
          </table:table-cell>
          <table:table-cell office:value-type="float" office:value="1784320" calcext:value-type="float">
            <text:p>1784320</text:p>
          </table:table-cell>
          <table:table-cell office:value-type="string" calcext:value-type="string">
            <text:p><text:s/>154.829s </text:p>
          </table:table-cell>
          <table:table-cell office:value-type="string" calcext:value-type="string">
            <text:p><text:s/>154.82s </text:p>
          </table:table-cell>
          <table:table-cell office:value-type="string" calcext:value-type="string">
            <text:p><text:s/>111.181s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3625" calcext:value-type="float">
            <text:p>0.823625</text:p>
          </table:table-cell>
          <table:table-cell office:value-type="float" office:value="2059520" calcext:value-type="float">
            <text:p>2059520</text:p>
          </table:table-cell>
          <table:table-cell office:value-type="string" calcext:value-type="string">
            <text:p><text:s/>159.527s </text:p>
          </table:table-cell>
          <table:table-cell office:value-type="string" calcext:value-type="string">
            <text:p><text:s/>159.52s </text:p>
          </table:table-cell>
          <table:table-cell office:value-type="string" calcext:value-type="string">
            <text:p><text:s/>109.902s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7706" calcext:value-type="float">
            <text:p>0.877706</text:p>
          </table:table-cell>
          <table:table-cell office:value-type="float" office:value="1381508" calcext:value-type="float">
            <text:p>1381508</text:p>
          </table:table-cell>
          <table:table-cell office:value-type="string" calcext:value-type="string">
            <text:p><text:s/>121.775s </text:p>
          </table:table-cell>
          <table:table-cell office:value-type="string" calcext:value-type="string">
            <text:p><text:s/>121.77s </text:p>
          </table:table-cell>
          <table:table-cell office:value-type="string" calcext:value-type="string">
            <text:p><text:s/>90.064s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6855" calcext:value-type="float">
            <text:p>0.726855</text:p>
          </table:table-cell>
          <table:table-cell office:value-type="float" office:value="1103972" calcext:value-type="float">
            <text:p>1103972</text:p>
          </table:table-cell>
          <table:table-cell office:value-type="string" calcext:value-type="string">
            <text:p><text:s/>96.350s </text:p>
          </table:table-cell>
          <table:table-cell office:value-type="string" calcext:value-type="string">
            <text:p><text:s/>96.34s </text:p>
          </table:table-cell>
          <table:table-cell office:value-type="string" calcext:value-type="string">
            <text:p><text:s/>69.717s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7688" calcext:value-type="float">
            <text:p>0.647688</text:p>
          </table:table-cell>
          <table:table-cell office:value-type="float" office:value="967848" calcext:value-type="float">
            <text:p>967848</text:p>
          </table:table-cell>
          <table:table-cell office:value-type="string" calcext:value-type="string">
            <text:p><text:s/>81.493s </text:p>
          </table:table-cell>
          <table:table-cell office:value-type="string" calcext:value-type="string">
            <text:p><text:s/>81.48s </text:p>
          </table:table-cell>
          <table:table-cell office:value-type="string" calcext:value-type="string">
            <text:p><text:s/>57.885s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8613" calcext:value-type="float">
            <text:p>0.788613</text:p>
          </table:table-cell>
          <table:table-cell office:value-type="float" office:value="1681836" calcext:value-type="float">
            <text:p>1681836</text:p>
          </table:table-cell>
          <table:table-cell office:value-type="string" calcext:value-type="string">
            <text:p><text:s/>151.868s </text:p>
          </table:table-cell>
          <table:table-cell office:value-type="string" calcext:value-type="string">
            <text:p><text:s/>151.86s </text:p>
          </table:table-cell>
          <table:table-cell office:value-type="string" calcext:value-type="string">
            <text:p><text:s/>110.607s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560612" calcext:value-type="float">
            <text:p>560612</text:p>
          </table:table-cell>
          <table:table-cell office:value-type="string" calcext:value-type="string">
            <text:p><text:s/>50.049s </text:p>
          </table:table-cell>
          <table:table-cell office:value-type="string" calcext:value-type="string">
            <text:p><text:s/>50.04s </text:p>
          </table:table-cell>
          <table:table-cell office:value-type="string" calcext:value-type="string">
            <text:p><text:s/>36.589s</text:p>
          </table:table-cell>
          <table:table-cell table:number-columns-repeated="16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Engag</text:p>
          </table:table-cell>
          <table:table-cell office:value-type="string" calcext:value-type="string">
            <text:p>Task</text:p>
          </table:table-cell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Eng only</text:p>
          </table:table-cell>
          <table:table-cell table:style-name="ce1" office:value-type="string" calcext:value-type="string">
            <text:p>Task only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ce2" office:value-type="string" calcext:value-type="string">
            <text:p>Corresponding i-prop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[.B4]" office:value-type="float" office:value="1" calcext:value-type="float">
            <text:p>1 <text:s text:c="6"/></text:p>
          </table:table-cell>
          <table:table-cell table:style-name="ce11" table:formula="of:=[.B22]" office:value-type="float" office:value="1" calcext:value-type="float">
            <text:p>1 <text:s text:c="6"/></text:p>
          </table:table-cell>
          <table:table-cell table:style-name="ce14" table:formula="of:=[.B58]" office:value-type="float" office:value="1" calcext:value-type="float">
            <text:p>1 <text:s text:c="6"/></text:p>
          </table:table-cell>
          <table:table-cell table:style-name="ce14" table:formula="of:=[.B75]-[.D75]" office:value-type="float" office:value="0" calcext:value-type="float">
            <text:p>0 <text:s text:c="6"/></text:p>
          </table:table-cell>
          <table:table-cell table:style-name="ce14" table:formula="of:=[.C75]-[.D75]" office:value-type="float" office:value="0" calcext:value-type="float">
            <text:p>0 <text:s text:c="6"/></text:p>
          </table:table-cell>
          <table:table-cell table:style-name="ce14" table:formula="of:=1-[.E75]-[.F75]-[.D75]" office:value-type="float" office:value="0" calcext:value-type="float">
            <text:p>0 <text:s text:c="6"/></text:p>
          </table:table-cell>
          <table:table-cell/>
          <table:table-cell table:style-name="ce16" table:formula="of:=COM.MICROSOFT.CONCAT(&quot;initially-one-of { ({ engagement=true, taskCorrect=true },&quot;;TEXT([.D75];&quot;# ?/????&quot;);&quot;), ({ engagement=true, taskCorrect=false },&quot;;TEXT([.E75];&quot;# ?/????&quot;);&quot;), ({ engagement=false, taskCorrect=true },&quot;;TEXT([.F75];&quot;# ?/????&quot;);&quot;), ({ engagement=false, taskCorrect=false },&quot;;TEXT([.G75];&quot;# ?/????&quot;);&quot;) }&quot;)" office:value-type="string" office:string-value="initially-one-of { ({ engagement=true, taskCorrect=true },1       ), ({ engagement=true, taskCorrect=false },0       ), ({ engagement=false, taskCorrect=true },0       ), ({ engagement=false, taskCorrect=false },0       ) }" calcext:value-type="string">
            <text:p>initially-one-of { ({ engagement=true, taskCorrect=true },1 <text:s text:c="6"/>), ({ engagement=true, taskCorrect=false },0 <text:s text:c="6"/>), ({ engagement=false, taskCorrect=true },0 <text:s text:c="6"/>), ({ engagement=false, taskCorrect=false },0 <text:s text:c="6"/>) }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[.B5]" office:value-type="float" office:value="0.8" calcext:value-type="float">
            <text:p><text:s/>4/5 <text:s text:c="2"/></text:p>
          </table:table-cell>
          <table:table-cell table:style-name="ce11" table:formula="of:=[.B23]" office:value-type="float" office:value="0.6" calcext:value-type="float">
            <text:p><text:s/>3/5 <text:s text:c="2"/></text:p>
          </table:table-cell>
          <table:table-cell table:style-name="ce14" table:formula="of:=[.B59]" office:value-type="float" office:value="0.6" calcext:value-type="float">
            <text:p><text:s/>3/5 <text:s text:c="2"/></text:p>
          </table:table-cell>
          <table:table-cell table:style-name="ce14" table:formula="of:=[.B76]-[.D76]" office:value-type="float" office:value="0.2" calcext:value-type="float">
            <text:p><text:s/>1/5 <text:s text:c="2"/></text:p>
          </table:table-cell>
          <table:table-cell table:style-name="ce14" table:formula="of:=[.C76]-[.D76]" office:value-type="float" office:value="0" calcext:value-type="float">
            <text:p>0 <text:s text:c="6"/></text:p>
          </table:table-cell>
          <table:table-cell table:style-name="ce14" table:formula="of:=1-[.E76]-[.F76]-[.D76]" office:value-type="float" office:value="0.2" calcext:value-type="float">
            <text:p><text:s/>1/5 <text:s text:c="2"/></text:p>
          </table:table-cell>
          <table:table-cell/>
          <table:table-cell table:style-name="ce16" table:formula="of:=COM.MICROSOFT.CONCAT(&quot;initially-one-of { ({ engagement=true, taskCorrect=true },&quot;;TEXT([.D76];&quot;# ?/????&quot;);&quot;), ({ engagement=true, taskCorrect=false },&quot;;TEXT([.E76];&quot;# ?/????&quot;);&quot;), ({ engagement=false, taskCorrect=true },&quot;;TEXT([.F76];&quot;# ?/????&quot;);&quot;), ({ engagement=false, taskCorrect=false },&quot;;TEXT([.G76];&quot;# ?/????&quot;);&quot;) }&quot;)" office:value-type="string" office:string-value="initially-one-of { ({ engagement=true, taskCorrect=true }, 3/5   ), ({ engagement=true, taskCorrect=false }, 1/5   ), ({ engagement=false, taskCorrect=true },0       ), ({ engagement=false, taskCorrect=false }, 1/5   ) }" calcext:value-type="string">
            <text:p>initially-one-of { ({ engagement=true, taskCorrect=true }, 3/5 <text:s text:c="2"/>), ({ engagement=true, taskCorrect=false }, 1/5 <text:s text:c="2"/>), ({ engagement=false, taskCorrect=true },0 <text:s text:c="6"/>), ({ engagement=false, taskCorrect=false }, 1/5 <text:s text:c="2"/>) }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B6]" office:value-type="float" office:value="0.64" calcext:value-type="float">
            <text:p><text:s/>16/25 <text:s/></text:p>
          </table:table-cell>
          <table:table-cell table:style-name="ce11" table:formula="of:=[.B24]" office:value-type="float" office:value="0.36" calcext:value-type="float">
            <text:p><text:s/>9/25 <text:s/></text:p>
          </table:table-cell>
          <table:table-cell table:style-name="ce14" table:formula="of:=[.B60]" office:value-type="float" office:value="0.36" calcext:value-type="float">
            <text:p><text:s/>9/25 <text:s/></text:p>
          </table:table-cell>
          <table:table-cell table:style-name="ce14" table:formula="of:=[.B77]-[.D77]" office:value-type="float" office:value="0.28" calcext:value-type="float">
            <text:p><text:s/>7/25 <text:s/></text:p>
          </table:table-cell>
          <table:table-cell table:style-name="ce14" table:formula="of:=[.C77]-[.D77]" office:value-type="float" office:value="0" calcext:value-type="float">
            <text:p>0 <text:s text:c="6"/></text:p>
          </table:table-cell>
          <table:table-cell table:style-name="ce14" table:formula="of:=1-[.E77]-[.F77]-[.D77]" office:value-type="float" office:value="0.36" calcext:value-type="float">
            <text:p><text:s/>9/25 <text:s/></text:p>
          </table:table-cell>
          <table:table-cell/>
          <table:table-cell table:style-name="ce16" table:formula="of:=COM.MICROSOFT.CONCAT(&quot;initially-one-of { ({ engagement=true, taskCorrect=true },&quot;;TEXT([.D77];&quot;# ?/????&quot;);&quot;), ({ engagement=true, taskCorrect=false },&quot;;TEXT([.E77];&quot;# ?/????&quot;);&quot;), ({ engagement=false, taskCorrect=true },&quot;;TEXT([.F77];&quot;# ?/????&quot;);&quot;), ({ engagement=false, taskCorrect=false },&quot;;TEXT([.G77];&quot;# ?/????&quot;);&quot;) }&quot;)" office:value-type="string" office:string-value="initially-one-of { ({ engagement=true, taskCorrect=true }, 9/25  ), ({ engagement=true, taskCorrect=false }, 7/25  ), ({ engagement=false, taskCorrect=true },0       ), ({ engagement=false, taskCorrect=false }, 9/25  ) }" calcext:value-type="string">
            <text:p>initially-one-of { ({ engagement=true, taskCorrect=true }, 9/25 <text:s/>), ({ engagement=true, taskCorrect=false }, 7/25 <text:s/>), ({ engagement=false, taskCorrect=true },0 <text:s text:c="6"/>), ({ engagement=false, taskCorrect=false }, 9/25 <text:s/>) }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7]" office:value-type="float" office:value="0.540173" calcext:value-type="float">
            <text:p><text:s/>437/809 </text:p>
          </table:table-cell>
          <table:table-cell table:style-name="ce11" table:formula="of:=[.B25]" office:value-type="float" office:value="0.32663" calcext:value-type="float">
            <text:p><text:s/>2079/6365</text:p>
          </table:table-cell>
          <table:table-cell table:style-name="ce14" table:formula="of:=[.B61]" office:value-type="float" office:value="0.30575" calcext:value-type="float">
            <text:p><text:s/>1223/4000</text:p>
          </table:table-cell>
          <table:table-cell table:style-name="ce14" table:formula="of:=[.B78]-[.D78]" office:value-type="float" office:value="0.234423" calcext:value-type="float">
            <text:p><text:s/>2137/9116</text:p>
          </table:table-cell>
          <table:table-cell table:style-name="ce14" table:formula="of:=[.C78]-[.D78]" office:value-type="float" office:value="0.02088" calcext:value-type="float">
            <text:p><text:s/>205/9818</text:p>
          </table:table-cell>
          <table:table-cell table:style-name="ce14" table:formula="of:=1-[.E78]-[.F78]-[.D78]" office:value-type="float" office:value="0.438947" calcext:value-type="float">
            <text:p><text:s/>3735/8509</text:p>
          </table:table-cell>
          <table:table-cell/>
          <table:table-cell table:style-name="ce16" table:formula="of:=COM.MICROSOFT.CONCAT(&quot;initially-one-of { ({ engagement=true, taskCorrect=true },&quot;;TEXT([.D78];&quot;# ?/????&quot;);&quot;), ({ engagement=true, taskCorrect=false },&quot;;TEXT([.E78];&quot;# ?/????&quot;);&quot;), ({ engagement=false, taskCorrect=true },&quot;;TEXT([.F78];&quot;# ?/????&quot;);&quot;), ({ engagement=false, taskCorrect=false },&quot;;TEXT([.G78];&quot;# ?/????&quot;);&quot;) }&quot;)" office:value-type="string" office:string-value="initially-one-of { ({ engagement=true, taskCorrect=true }, 1223/4000), ({ engagement=true, taskCorrect=false }, 2137/9116), ({ engagement=false, taskCorrect=true }, 205/9818), ({ engagement=false, taskCorrect=false }, 3735/8509) }" calcext:value-type="string">
            <text:p>initially-one-of { ({ engagement=true, taskCorrect=true }, 1223/4000), ({ engagement=true, taskCorrect=false }, 2137/9116), ({ engagement=false, taskCorrect=true }, 205/9818), ({ engagement=false, taskCorrect=false }, 3735/8509) }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8]" office:value-type="float" office:value="0.432138" calcext:value-type="float">
            <text:p><text:s/>952/2203</text:p>
          </table:table-cell>
          <table:table-cell table:style-name="ce11" table:formula="of:=[.B26]" office:value-type="float" office:value="0.195978" calcext:value-type="float">
            <text:p><text:s/>1033/5271</text:p>
          </table:table-cell>
          <table:table-cell table:style-name="ce14" table:formula="of:=[.B62]" office:value-type="float" office:value="0.18345" calcext:value-type="float">
            <text:p><text:s/>1022/5571</text:p>
          </table:table-cell>
          <table:table-cell table:style-name="ce14" table:formula="of:=[.B79]-[.D79]" office:value-type="float" office:value="0.248688" calcext:value-type="float">
            <text:p><text:s/>1469/5907</text:p>
          </table:table-cell>
          <table:table-cell table:style-name="ce14" table:formula="of:=[.C79]-[.D79]" office:value-type="float" office:value="0.012528" calcext:value-type="float">
            <text:p><text:s/>123/9818</text:p>
          </table:table-cell>
          <table:table-cell table:style-name="ce14" table:formula="of:=1-[.E79]-[.F79]-[.D79]" office:value-type="float" office:value="0.555334" calcext:value-type="float">
            <text:p><text:s/>557/1003</text:p>
          </table:table-cell>
          <table:table-cell/>
          <table:table-cell table:style-name="ce16" table:formula="of:=COM.MICROSOFT.CONCAT(&quot;initially-one-of { ({ engagement=true, taskCorrect=true },&quot;;TEXT([.D79];&quot;# ?/????&quot;);&quot;), ({ engagement=true, taskCorrect=false },&quot;;TEXT([.E79];&quot;# ?/????&quot;);&quot;), ({ engagement=false, taskCorrect=true },&quot;;TEXT([.F79];&quot;# ?/????&quot;);&quot;), ({ engagement=false, taskCorrect=false },&quot;;TEXT([.G79];&quot;# ?/????&quot;);&quot;) }&quot;)" office:value-type="string" office:string-value="initially-one-of { ({ engagement=true, taskCorrect=true }, 1022/5571), ({ engagement=true, taskCorrect=false }, 1469/5907), ({ engagement=false, taskCorrect=true }, 123/9818), ({ engagement=false, taskCorrect=false }, 557/1003) }" calcext:value-type="string">
            <text:p>initially-one-of { ({ engagement=true, taskCorrect=true }, 1022/5571), ({ engagement=true, taskCorrect=false }, 1469/5907), ({ engagement=false, taskCorrect=true }, 123/9818), ({ engagement=false, taskCorrect=false }, 557/1003) }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9]" office:value-type="float" office:value="0.659283" calcext:value-type="float">
            <text:p><text:s/>2262/3431</text:p>
          </table:table-cell>
          <table:table-cell table:style-name="ce11" table:formula="of:=[.B27]" office:value-type="float" office:value="0.517587" calcext:value-type="float">
            <text:p><text:s/>2737/5288</text:p>
          </table:table-cell>
          <table:table-cell table:style-name="ce14" table:formula="of:=[.B63]" office:value-type="float" office:value="0.51007" calcext:value-type="float">
            <text:p><text:s/>4736/9285</text:p>
          </table:table-cell>
          <table:table-cell table:style-name="ce14" table:formula="of:=[.B80]-[.D80]" office:value-type="float" office:value="0.149213" calcext:value-type="float">
            <text:p><text:s/>711/4765</text:p>
          </table:table-cell>
          <table:table-cell table:style-name="ce14" table:formula="of:=[.C80]-[.D80]" office:value-type="float" office:value="0.007517" calcext:value-type="float">
            <text:p><text:s/>63/8381</text:p>
          </table:table-cell>
          <table:table-cell table:style-name="ce14" table:formula="of:=1-[.E80]-[.F80]-[.D80]" office:value-type="float" office:value="0.3332" calcext:value-type="float">
            <text:p><text:s/>833/2500</text:p>
          </table:table-cell>
          <table:table-cell/>
          <table:table-cell table:style-name="ce16" table:formula="of:=COM.MICROSOFT.CONCAT(&quot;initially-one-of { ({ engagement=true, taskCorrect=true },&quot;;TEXT([.D80];&quot;# ?/????&quot;);&quot;), ({ engagement=true, taskCorrect=false },&quot;;TEXT([.E80];&quot;# ?/????&quot;);&quot;), ({ engagement=false, taskCorrect=true },&quot;;TEXT([.F80];&quot;# ?/????&quot;);&quot;), ({ engagement=false, taskCorrect=false },&quot;;TEXT([.G80];&quot;# ?/????&quot;);&quot;) }&quot;)" office:value-type="string" office:string-value="initially-one-of { ({ engagement=true, taskCorrect=true }, 4736/9285), ({ engagement=true, taskCorrect=false }, 711/4765), ({ engagement=false, taskCorrect=true }, 63/8381), ({ engagement=false, taskCorrect=false }, 833/2500) }" calcext:value-type="string">
            <text:p>initially-one-of { ({ engagement=true, taskCorrect=true }, 4736/9285), ({ engagement=true, taskCorrect=false }, 711/4765), ({ engagement=false, taskCorrect=true }, 63/8381), ({ engagement=false, taskCorrect=false }, 833/2500) }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10]" office:value-type="float" office:value="0.79557" calcext:value-type="float">
            <text:p><text:s/>3915/4921</text:p>
          </table:table-cell>
          <table:table-cell table:style-name="ce11" table:formula="of:=[.B28]" office:value-type="float" office:value="0.710552" calcext:value-type="float">
            <text:p><text:s/>6552/9221</text:p>
          </table:table-cell>
          <table:table-cell table:style-name="ce14" table:formula="of:=[.B64]" office:value-type="float" office:value="0.706042" calcext:value-type="float">
            <text:p><text:s/>4943/7001</text:p>
          </table:table-cell>
          <table:table-cell table:style-name="ce14" table:formula="of:=[.B81]-[.D81]" office:value-type="float" office:value="0.0895280000000002" calcext:value-type="float">
            <text:p><text:s/>772/8623</text:p>
          </table:table-cell>
          <table:table-cell table:style-name="ce14" table:formula="of:=[.C81]-[.D81]" office:value-type="float" office:value="0.00451000000000001" calcext:value-type="float">
            <text:p><text:s/>37/8204</text:p>
          </table:table-cell>
          <table:table-cell table:style-name="ce14" table:formula="of:=1-[.E81]-[.F81]-[.D81]" office:value-type="float" office:value="0.19992" calcext:value-type="float">
            <text:p><text:s/>1999/9999</text:p>
          </table:table-cell>
          <table:table-cell/>
          <table:table-cell table:style-name="ce16" table:formula="of:=COM.MICROSOFT.CONCAT(&quot;initially-one-of { ({ engagement=true, taskCorrect=true },&quot;;TEXT([.D81];&quot;# ?/????&quot;);&quot;), ({ engagement=true, taskCorrect=false },&quot;;TEXT([.E81];&quot;# ?/????&quot;);&quot;), ({ engagement=false, taskCorrect=true },&quot;;TEXT([.F81];&quot;# ?/????&quot;);&quot;), ({ engagement=false, taskCorrect=false },&quot;;TEXT([.G81];&quot;# ?/????&quot;);&quot;) }&quot;)" office:value-type="string" office:string-value="initially-one-of { ({ engagement=true, taskCorrect=true }, 4943/7001), ({ engagement=true, taskCorrect=false }, 772/8623), ({ engagement=false, taskCorrect=true }, 37/8204), ({ engagement=false, taskCorrect=false }, 1999/9999) }" calcext:value-type="string">
            <text:p>initially-one-of { ({ engagement=true, taskCorrect=true }, 4943/7001), ({ engagement=true, taskCorrect=false }, 772/8623), ({ engagement=false, taskCorrect=true }, 37/8204), ({ engagement=false, taskCorrect=false }, 1999/9999) }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11]" office:value-type="float" office:value="0.877342" calcext:value-type="float">
            <text:p><text:s/>3512/4003</text:p>
          </table:table-cell>
          <table:table-cell table:style-name="ce11" table:formula="of:=[.B29]" office:value-type="float" office:value="0.826331" calcext:value-type="float">
            <text:p><text:s/>4858/5879</text:p>
          </table:table-cell>
          <table:table-cell table:style-name="ce14" table:formula="of:=[.B65]" office:value-type="float" office:value="0.823625" calcext:value-type="float">
            <text:p><text:s/>6589/8000</text:p>
          </table:table-cell>
          <table:table-cell table:style-name="ce14" table:formula="of:=[.B82]-[.D82]" office:value-type="float" office:value="0.053717" calcext:value-type="float">
            <text:p><text:s/>112/2085</text:p>
          </table:table-cell>
          <table:table-cell table:style-name="ce14" table:formula="of:=[.C82]-[.D82]" office:value-type="float" office:value="0.00270599999999999" calcext:value-type="float">
            <text:p><text:s/>20/7391</text:p>
          </table:table-cell>
          <table:table-cell table:style-name="ce14" table:formula="of:=1-[.E82]-[.F82]-[.D82]" office:value-type="float" office:value="0.119952" calcext:value-type="float">
            <text:p><text:s/>300/2501</text:p>
          </table:table-cell>
          <table:table-cell/>
          <table:table-cell table:style-name="ce16" table:formula="of:=COM.MICROSOFT.CONCAT(&quot;initially-one-of { ({ engagement=true, taskCorrect=true },&quot;;TEXT([.D82];&quot;# ?/????&quot;);&quot;), ({ engagement=true, taskCorrect=false },&quot;;TEXT([.E82];&quot;# ?/????&quot;);&quot;), ({ engagement=false, taskCorrect=true },&quot;;TEXT([.F82];&quot;# ?/????&quot;);&quot;), ({ engagement=false, taskCorrect=false },&quot;;TEXT([.G82];&quot;# ?/????&quot;);&quot;) }&quot;)" office:value-type="string" office:string-value="initially-one-of { ({ engagement=true, taskCorrect=true }, 6589/8000), ({ engagement=true, taskCorrect=false }, 112/2085), ({ engagement=false, taskCorrect=true }, 20/7391), ({ engagement=false, taskCorrect=false }, 300/2501) }" calcext:value-type="string">
            <text:p>initially-one-of { ({ engagement=true, taskCorrect=true }, 6589/8000), ({ engagement=true, taskCorrect=false }, 112/2085), ({ engagement=false, taskCorrect=true }, 20/7391), ({ engagement=false, taskCorrect=false }, 300/2501) }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12]" office:value-type="float" office:value="0.916829" calcext:value-type="float">
            <text:p><text:s/>6118/6673</text:p>
          </table:table-cell>
          <table:table-cell table:style-name="ce11" table:formula="of:=[.B30]" office:value-type="float" office:value="0.879348" calcext:value-type="float">
            <text:p><text:s/>5233/5951</text:p>
          </table:table-cell>
          <table:table-cell table:style-name="ce14" table:formula="of:=[.B66]" office:value-type="float" office:value="0.877706" calcext:value-type="float">
            <text:p><text:s/>7744/8823</text:p>
          </table:table-cell>
          <table:table-cell table:style-name="ce14" table:formula="of:=[.B83]-[.D83]" office:value-type="float" office:value="0.039123" calcext:value-type="float">
            <text:p><text:s/>389/9943</text:p>
          </table:table-cell>
          <table:table-cell table:style-name="ce14" table:formula="of:=[.C83]-[.D83]" office:value-type="float" office:value="0.00164199999999992" calcext:value-type="float">
            <text:p><text:s/>1/609 </text:p>
          </table:table-cell>
          <table:table-cell table:style-name="ce14" table:formula="of:=1-[.E83]-[.F83]-[.D83]" office:value-type="float" office:value="0.0815290000000001" calcext:value-type="float">
            <text:p><text:s/>305/3741</text:p>
          </table:table-cell>
          <table:table-cell/>
          <table:table-cell table:style-name="ce16" table:formula="of:=COM.MICROSOFT.CONCAT(&quot;initially-one-of { ({ engagement=true, taskCorrect=true },&quot;;TEXT([.D83];&quot;# ?/????&quot;);&quot;), ({ engagement=true, taskCorrect=false },&quot;;TEXT([.E83];&quot;# ?/????&quot;);&quot;), ({ engagement=false, taskCorrect=true },&quot;;TEXT([.F83];&quot;# ?/????&quot;);&quot;), ({ engagement=false, taskCorrect=false },&quot;;TEXT([.G83];&quot;# ?/????&quot;);&quot;) }&quot;)" office:value-type="string" office:string-value="initially-one-of { ({ engagement=true, taskCorrect=true }, 7744/8823), ({ engagement=true, taskCorrect=false }, 389/9943), ({ engagement=false, taskCorrect=true }, 1/609 ), ({ engagement=false, taskCorrect=false }, 305/3741) }" calcext:value-type="string">
            <text:p>initially-one-of { ({ engagement=true, taskCorrect=true }, 7744/8823), ({ engagement=true, taskCorrect=false }, 389/9943), ({ engagement=false, taskCorrect=true }, 1/609 ), ({ engagement=false, taskCorrect=false }, 305/3741) }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B13]" office:value-type="float" office:value="0.838891" calcext:value-type="float">
            <text:p><text:s/>6566/7827</text:p>
          </table:table-cell>
          <table:table-cell table:style-name="ce11" table:formula="of:=[.B31]" office:value-type="float" office:value="0.727987" calcext:value-type="float">
            <text:p><text:s/>2687/3691</text:p>
          </table:table-cell>
          <table:table-cell table:style-name="ce14" table:formula="of:=[.B67]" office:value-type="float" office:value="0.726855" calcext:value-type="float">
            <text:p><text:s/>4271/5876</text:p>
          </table:table-cell>
          <table:table-cell table:style-name="ce14" table:formula="of:=[.B84]-[.D84]" office:value-type="float" office:value="0.112036" calcext:value-type="float">
            <text:p><text:s/>498/4445</text:p>
          </table:table-cell>
          <table:table-cell table:style-name="ce14" table:formula="of:=[.C84]-[.D84]" office:value-type="float" office:value="0.00113200000000002" calcext:value-type="float">
            <text:p><text:s/>5/4417</text:p>
          </table:table-cell>
          <table:table-cell table:style-name="ce14" table:formula="of:=1-[.E84]-[.F84]-[.D84]" office:value-type="float" office:value="0.159977" calcext:value-type="float">
            <text:p><text:s/>1391/8695</text:p>
          </table:table-cell>
          <table:table-cell/>
          <table:table-cell table:style-name="ce16" table:formula="of:=COM.MICROSOFT.CONCAT(&quot;initially-one-of { ({ engagement=true, taskCorrect=true },&quot;;TEXT([.D84];&quot;# ?/????&quot;);&quot;), ({ engagement=true, taskCorrect=false },&quot;;TEXT([.E84];&quot;# ?/????&quot;);&quot;), ({ engagement=false, taskCorrect=true },&quot;;TEXT([.F84];&quot;# ?/????&quot;);&quot;), ({ engagement=false, taskCorrect=false },&quot;;TEXT([.G84];&quot;# ?/????&quot;);&quot;) }&quot;)" office:value-type="string" office:string-value="initially-one-of { ({ engagement=true, taskCorrect=true }, 4271/5876), ({ engagement=true, taskCorrect=false }, 498/4445), ({ engagement=false, taskCorrect=true }, 5/4417), ({ engagement=false, taskCorrect=false }, 1391/8695) }" calcext:value-type="string">
            <text:p>initially-one-of { ({ engagement=true, taskCorrect=true }, 4271/5876), ({ engagement=true, taskCorrect=false }, 498/4445), ({ engagement=false, taskCorrect=true }, 5/4417), ({ engagement=false, taskCorrect=false }, 1391/8695) }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B14]" office:value-type="float" office:value="0.793568" calcext:value-type="float">
            <text:p><text:s/>1826/2301</text:p>
          </table:table-cell>
          <table:table-cell table:style-name="ce11" table:formula="of:=[.B32]" office:value-type="float" office:value="0.64845" calcext:value-type="float">
            <text:p><text:s/>2029/3129</text:p>
          </table:table-cell>
          <table:table-cell table:style-name="ce14" table:formula="of:=[.B68]" office:value-type="float" office:value="0.647688" calcext:value-type="float">
            <text:p><text:s/>3936/6077</text:p>
          </table:table-cell>
          <table:table-cell table:style-name="ce14" table:formula="of:=[.B85]-[.D85]" office:value-type="float" office:value="0.14588" calcext:value-type="float">
            <text:p><text:s/>586/4017</text:p>
          </table:table-cell>
          <table:table-cell table:style-name="ce14" table:formula="of:=[.C85]-[.D85]" office:value-type="float" office:value="0.000762000000000151" calcext:value-type="float">
            <text:p><text:s/>3/3937</text:p>
          </table:table-cell>
          <table:table-cell table:style-name="ce14" table:formula="of:=1-[.E85]-[.F85]-[.D85]" office:value-type="float" office:value="0.20567" calcext:value-type="float">
            <text:p><text:s/>1937/9418</text:p>
          </table:table-cell>
          <table:table-cell/>
          <table:table-cell table:style-name="ce16" table:formula="of:=COM.MICROSOFT.CONCAT(&quot;initially-one-of { ({ engagement=true, taskCorrect=true },&quot;;TEXT([.D85];&quot;# ?/????&quot;);&quot;), ({ engagement=true, taskCorrect=false },&quot;;TEXT([.E85];&quot;# ?/????&quot;);&quot;), ({ engagement=false, taskCorrect=true },&quot;;TEXT([.F85];&quot;# ?/????&quot;);&quot;), ({ engagement=false, taskCorrect=false },&quot;;TEXT([.G85];&quot;# ?/????&quot;);&quot;) }&quot;)" office:value-type="string" office:string-value="initially-one-of { ({ engagement=true, taskCorrect=true }, 3936/6077), ({ engagement=true, taskCorrect=false }, 586/4017), ({ engagement=false, taskCorrect=true }, 3/3937), ({ engagement=false, taskCorrect=false }, 1937/9418) }" calcext:value-type="string">
            <text:p>initially-one-of { ({ engagement=true, taskCorrect=true }, 3936/6077), ({ engagement=true, taskCorrect=false }, 586/4017), ({ engagement=false, taskCorrect=true }, 3/3937), ({ engagement=false, taskCorrect=false }, 1937/9418) }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table:formula="of:=[.B15]" office:value-type="float" office:value="0.876141" calcext:value-type="float">
            <text:p><text:s/>6239/7121</text:p>
          </table:table-cell>
          <table:table-cell table:style-name="ce11" table:formula="of:=[.B33]" office:value-type="float" office:value="0.78907" calcext:value-type="float">
            <text:p><text:s/>823/1043</text:p>
          </table:table-cell>
          <table:table-cell table:style-name="ce14" table:formula="of:=[.B69]" office:value-type="float" office:value="0.788613" calcext:value-type="float">
            <text:p><text:s/>6607/8378</text:p>
          </table:table-cell>
          <table:table-cell table:style-name="ce14" table:formula="of:=[.B86]-[.D86]" office:value-type="float" office:value="0.0875279999999999" calcext:value-type="float">
            <text:p><text:s/>586/6695</text:p>
          </table:table-cell>
          <table:table-cell table:style-name="ce14" table:formula="of:=[.C86]-[.D86]" office:value-type="float" office:value="0.000457000000000041" calcext:value-type="float">
            <text:p><text:s/>4/8753</text:p>
          </table:table-cell>
          <table:table-cell table:style-name="ce14" table:formula="of:=1-[.E86]-[.F86]-[.D86]" office:value-type="float" office:value="0.123402" calcext:value-type="float">
            <text:p><text:s/>1168/9465</text:p>
          </table:table-cell>
          <table:table-cell/>
          <table:table-cell table:style-name="ce16" table:formula="of:=COM.MICROSOFT.CONCAT(&quot;initially-one-of { ({ engagement=true, taskCorrect=true },&quot;;TEXT([.D86];&quot;# ?/????&quot;);&quot;), ({ engagement=true, taskCorrect=false },&quot;;TEXT([.E86];&quot;# ?/????&quot;);&quot;), ({ engagement=false, taskCorrect=true },&quot;;TEXT([.F86];&quot;# ?/????&quot;);&quot;), ({ engagement=false, taskCorrect=false },&quot;;TEXT([.G86];&quot;# ?/????&quot;);&quot;) }&quot;)" office:value-type="string" office:string-value="initially-one-of { ({ engagement=true, taskCorrect=true }, 6607/8378), ({ engagement=true, taskCorrect=false }, 586/6695), ({ engagement=false, taskCorrect=true }, 4/8753), ({ engagement=false, taskCorrect=false }, 1168/9465) }" calcext:value-type="string">
            <text:p>initially-one-of { ({ engagement=true, taskCorrect=true }, 6607/8378), ({ engagement=true, taskCorrect=false }, 586/6695), ({ engagement=false, taskCorrect=true }, 4/8753), ({ engagement=false, taskCorrect=false }, 1168/9465) }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table:formula="of:=[.B16]" office:value-type="float" office:value="0.788527" calcext:value-type="float">
            <text:p><text:s/>1622/2057</text:p>
          </table:table-cell>
          <table:table-cell table:style-name="ce11" table:formula="of:=[.B34]" office:value-type="float" office:value="0.63121" calcext:value-type="float">
            <text:p><text:s/>2071/3281</text:p>
          </table:table-cell>
          <table:table-cell table:style-name="ce14" table:formula="of:=[.B70]" office:value-type="float" office:value="0.63089" calcext:value-type="float">
            <text:p><text:s/>241/382 </text:p>
          </table:table-cell>
          <table:table-cell table:style-name="ce14" table:formula="of:=[.B87]-[.D87]" office:value-type="float" office:value="0.157637" calcext:value-type="float">
            <text:p><text:s/>1513/9598</text:p>
          </table:table-cell>
          <table:table-cell table:style-name="ce14" table:formula="of:=[.C87]-[.D87]" office:value-type="float" office:value="0.000319999999999987" calcext:value-type="float">
            <text:p><text:s/>1/3125</text:p>
          </table:table-cell>
          <table:table-cell table:style-name="ce14" table:formula="of:=1-[.E87]-[.F87]-[.D87]" office:value-type="float" office:value="0.211153" calcext:value-type="float">
            <text:p><text:s/>1064/5039</text:p>
          </table:table-cell>
          <table:table-cell/>
          <table:table-cell table:style-name="ce16" table:formula="of:=COM.MICROSOFT.CONCAT(&quot;initially-one-of { ({ engagement=true, taskCorrect=true },&quot;;TEXT([.D87];&quot;# ?/????&quot;);&quot;), ({ engagement=true, taskCorrect=false },&quot;;TEXT([.E87];&quot;# ?/????&quot;);&quot;), ({ engagement=false, taskCorrect=true },&quot;;TEXT([.F87];&quot;# ?/????&quot;);&quot;), ({ engagement=false, taskCorrect=false },&quot;;TEXT([.G87];&quot;# ?/????&quot;);&quot;) }&quot;)" office:value-type="string" office:string-value="initially-one-of { ({ engagement=true, taskCorrect=true }, 241/382 ), ({ engagement=true, taskCorrect=false }, 1513/9598), ({ engagement=false, taskCorrect=true }, 1/3125), ({ engagement=false, taskCorrect=false }, 1064/5039) }" calcext:value-type="string">
            <text:p>initially-one-of { ({ engagement=true, taskCorrect=true }, 241/382 ), ({ engagement=true, taskCorrect=false }, 1513/9598), ({ engagement=false, taskCorrect=true }, 1/3125), ({ engagement=false, taskCorrect=false }, 1064/5039) }</text:p>
          </table:table-cell>
          <table:table-cell table:number-columns-repeated="1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1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fraction number:min-integer-digits="0" number:min-numerator-digits="1" loext:max-numerator-digits="1" number:min-denominator-digits="8" loext:max-denominator-value="99999999"/>
    </number:number-style>
    <number:number-style style:name="N122" number:title="User-defined">
      <number:fraction number:min-integer-digits="0" number:min-numerator-digits="1" loext:max-numerator-digits="1" number:min-denominator-digits="3" loext:max-denominator-value="999"/>
    </number:number-style>
    <number:number-style style:name="N123" number:title="User-defined">
      <number:fraction number:min-integer-digits="0" number:min-numerator-digits="1" loext:max-numerator-digits="1" number:min-denominator-digits="4" loext:max-denominator-value="9999"/>
    </number:number-style>
    <number:number-style style:name="N124" number:title="User-defined">
      <number:fraction number:min-integer-digits="0" number:min-numerator-digits="1" loext:max-numerator-digits="1" number:min-denominator-digits="6" loext:max-denominator-value="99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0:51:25.826520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11:33:39.645626223</dc:date>
    <meta:editing-duration>PT2H24M50S</meta:editing-duration>
    <meta:editing-cycles>30</meta:editing-cycles>
    <meta:generator>LibreOffice/6.2.6.2$Linux_X86_64 LibreOffice_project/20$Build-2</meta:generator>
    <meta:document-statistic meta:table-count="1" meta:cell-count="53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15cm" svg:height="10.041cm" xlink:href=".." xlink:type="simple" chart:class="chart:scatter" chart:style-name="ch1">
        <chart:legend chart:legend-position="end" svg:x="20.092cm" svg:y="3.476cm" style:legend-expansion="high" chart:style-name="ch2"/>
        <chart:plot-area chart:style-name="ch3" table:cell-range-address="engagement.B4:engagement.B16 engagement.P18:engagement.P21 engagement.M18:engagement.M21 engagement.B22:engagement.B34 engagement.B39:engagement.B51 engagement.M5:engagement.M12 engagement.M14:engagement.M16" chart:data-source-has-labels="both" svg:x="3.184cm" svg:y="0.289cm" svg:width="16.76cm" svg:height="8.914cm">
          <chartooo:coordinate-region svg:x="3.911cm" svg:y="0.489cm" svg:width="15.846cm" svg:height="8.067cm"/>
          <chart:axis chart:dimension="x" chart:name="primary-x" chart:style-name="ch4" chartooo:axis-type="auto">
            <chart:title svg:x="1.258cm" svg:y="8.716cm" chart:style-name="ch5">
              <text:p>Instant</text:p>
            </chart:title>
            <chart:categories table:cell-range-address="engagement.B4:engagement.B16"/>
          </chart:axis>
          <chart:axis chart:dimension="y" chart:name="primary-y" chart:style-name="ch4">
            <chart:title svg:x="2.142cm" svg:y="5.716cm" chart:style-name="ch6">
              <text:p>engagement</text:p>
            </chart:title>
            <chart:grid chart:style-name="ch7" chart:class="major"/>
          </chart:axis>
          <chart:series chart:style-name="ch8" chart:values-cell-range-address="engagement.M18:engagement.M21" loext:label-string="la" chart:class="chart:scatter">
            <chart:domain table:cell-range-address="engagement.P18:engagement.P21"/>
            <chart:data-point chart:repeated="4"/>
          </chart:series>
          <chart:series chart:style-name="ch9" chart:values-cell-range-address="engagement.B22:engagement.B34" loext:label-string="taskcorrect" chart:class="chart:scatter">
            <chart:domain table:cell-range-address="engagement.A22:engagement.A34"/>
            <chart:data-point chart:repeated="13"/>
          </chart:series>
          <chart:series chart:style-name="ch10" chart:values-cell-range-address="engagement.B39:engagement.B51" loext:label-string="threshold" chart:class="chart:scatter">
            <chart:domain table:cell-range-address="engagement.A39:engagement.A51"/>
            <chart:data-point chart:repeated="13"/>
          </chart:series>
          <chart:series chart:style-name="ch11" chart:values-cell-range-address="engagement.B4:engagement.B16" loext:label-string="engagement" chart:class="chart:scatter">
            <chart:domain table:cell-range-address="engagement.A4:engagement.A16"/>
            <chart:data-point chart:repeated="13"/>
          </chart:series>
          <chart:series chart:style-name="ch12" chart:values-cell-range-address="engagement.M5:engagement.M12" loext:label-string="enft" chart:class="chart:scatter">
            <chart:domain table:cell-range-address="engagement.P5:engagement.P12"/>
            <chart:data-point chart:repeated="8"/>
          </chart:series>
          <chart:series chart:style-name="ch13" chart:values-cell-range-address="engagement.M14:engagement.M16" loext:label-string="bp" chart:class="chart:scatter">
            <chart:domain table:cell-range-address="engagement.P14:engagement.P16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la</text:p>
              </table:table-cell>
              <table:table-cell office:value-type="string">
                <text:p>Column A</text:p>
              </table:table-cell>
              <table:table-cell office:value-type="string">
                <text:p>taskcorrect</text:p>
              </table:table-cell>
              <table:table-cell office:value-type="string">
                <text:p>Column A</text:p>
              </table:table-cell>
              <table:table-cell office:value-type="string">
                <text:p>threshold</text:p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  <table:table-cell office:value-type="string">
                <text:p>Column P</text:p>
              </table:table-cell>
              <table:table-cell office:value-type="string">
                <text:p>enft</text:p>
              </table:table-cell>
              <table:table-cell office:value-type="string">
                <text:p>Column P</text:p>
              </table:table-cell>
              <table:table-cell office:value-type="string">
                <text:p>b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18:engagement.P21</svg:desc>
                </draw:g>
              </table:table-cell>
              <table:table-cell office:value-type="float" office:value="0.15">
                <text:p>0.15</text:p>
                <draw:g>
                  <svg:desc>engagement.M18:engagement.M21</svg:desc>
                </draw:g>
              </table:table-cell>
              <table:table-cell office:value-type="float" office:value="0">
                <text:p>0</text:p>
                <draw:g>
                  <svg:desc>engagement.A22:engagement.A34</svg:desc>
                </draw:g>
              </table:table-cell>
              <table:table-cell office:value-type="float" office:value="1">
                <text:p>1</text:p>
                <draw:g>
                  <svg:desc>engagement.B22:engagement.B34</svg:desc>
                </draw:g>
              </table:table-cell>
              <table:table-cell office:value-type="float" office:value="0">
                <text:p>0</text:p>
                <draw:g>
                  <svg:desc>engagement.A39:engagement.A51</svg:desc>
                </draw:g>
              </table:table-cell>
              <table:table-cell office:value-type="float" office:value="0.3">
                <text:p>0.3</text:p>
                <draw:g>
                  <svg:desc>engagement.B39:engagement.B51</svg:desc>
                </draw:g>
              </table:table-cell>
              <table:table-cell office:value-type="float" office:value="0">
                <text:p>0</text:p>
                <draw:g>
                  <svg:desc>engagement.A4:engagement.A16</svg:desc>
                </draw:g>
              </table:table-cell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5:engagement.P12</svg:desc>
                </draw:g>
              </table:table-cell>
              <table:table-cell office:value-type="float" office:value="0.05">
                <text:p>0.05</text:p>
                <draw:g>
                  <svg:desc>engagement.M5:engagement.M12</svg:desc>
                </draw:g>
              </table:table-cell>
              <table:table-cell office:value-type="float" office:value="0">
                <text:p>0</text:p>
                <draw:g>
                  <svg:desc>engagement.P14:engagement.P16</svg:desc>
                </draw:g>
              </table:table-cell>
              <table:table-cell office:value-type="float" office:value="0.1">
                <text:p>0.1</text:p>
                <draw:g>
                  <svg:desc>engagement.M14:engagement.M1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32663">
                <text:p>0.3266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2138">
                <text:p>0.43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95978">
                <text:p>0.195978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432138">
                <text:p>0.432138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9283">
                <text:p>0.65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17587">
                <text:p>0.517587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659283">
                <text:p>0.659283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557">
                <text:p>0.7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0552">
                <text:p>0.710552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9557">
                <text:p>0.79557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7342">
                <text:p>0.8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26331">
                <text:p>0.826331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77342">
                <text:p>0.877342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79348">
                <text:p>0.87934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7987">
                <text:p>0.727987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845">
                <text:p>0.64845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8907">
                <text:p>0.78907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3121">
                <text:p>0.6312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